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Periode_Zone_B</text:p>
          </table:table-cell>
          <table:table-cell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el_debut</text:p>
          </table:table-cell>
          <table:table-cell table:style-name="ce1" office:value-type="date" office:date-value="2013-12-22" calcext:value-type="date">
            <text:p>2013-12-22</text:p>
          </table:table-cell>
          <table:table-cell office:value-type="date" office:date-value="2014-12-20" calcext:value-type="date">
            <text:p>2014-12-20</text:p>
          </table:table-cell>
          <table:table-cell office:value-type="date" office:date-value="2015-12-19" calcext:value-type="date">
            <text:p>2015-12-19</text:p>
          </table:table-cell>
          <table:table-cell office:value-type="date" office:date-value="2016-12-17" calcext:value-type="date">
            <text:p>2016-12-17</text:p>
          </table:table-cell>
          <table:table-cell office:value-type="date" office:date-value="2017-12-23" calcext:value-type="date">
            <text:p>2017-12-23</text:p>
          </table:table-cell>
        </table:table-row>
        <table:table-row table:style-name="ro1">
          <table:table-cell office:value-type="string" calcext:value-type="string">
            <text:p>noel_fin</text:p>
          </table:table-cell>
          <table:table-cell table:style-name="ce1" office:value-type="date" office:date-value="2014-01-05" calcext:value-type="date">
            <text:p>2014-01-05</text:p>
          </table:table-cell>
          <table:table-cell office:value-type="date" office:date-value="2015-01-05" calcext:value-type="date">
            <text:p>2015-01-05</text:p>
          </table:table-cell>
          <table:table-cell office:value-type="date" office:date-value="2016-01-04" calcext:value-type="date">
            <text:p>2016-01-04</text:p>
          </table:table-cell>
          <table:table-cell office:value-type="date" office:date-value="2017-01-03" calcext:value-type="date">
            <text:p>2017-01-03</text:p>
          </table:table-cell>
          <table:table-cell office:value-type="date" office:date-value="2018-01-08" calcext:value-type="date">
            <text:p>2018-01-08</text:p>
          </table:table-cell>
        </table:table-row>
        <table:table-row table:style-name="ro1">
          <table:table-cell office:value-type="string" calcext:value-type="string">
            <text:p>hiver_debut</text:p>
          </table:table-cell>
          <table:table-cell/>
          <table:table-cell office:value-type="date" office:date-value="2014-02-23" calcext:value-type="date">
            <text:p>2014-02-23</text:p>
          </table:table-cell>
          <table:table-cell office:value-type="date" office:date-value="2015-02-21" calcext:value-type="date">
            <text:p>2015-02-21</text:p>
          </table:table-cell>
          <table:table-cell office:value-type="date" office:date-value="2016-02-06" calcext:value-type="date">
            <text:p>2016-02-06</text:p>
          </table:table-cell>
          <table:table-cell office:value-type="date" office:date-value="2017-02-11" calcext:value-type="date">
            <text:p>2017-02-11</text:p>
          </table:table-cell>
        </table:table-row>
        <table:table-row table:style-name="ro1">
          <table:table-cell office:value-type="string" calcext:value-type="string">
            <text:p>hiver_fin</text:p>
          </table:table-cell>
          <table:table-cell/>
          <table:table-cell office:value-type="date" office:date-value="2014-03-09" calcext:value-type="date">
            <text:p>2014-03-09</text:p>
          </table:table-cell>
          <table:table-cell office:value-type="date" office:date-value="2015-03-09" calcext:value-type="date">
            <text:p>2015-03-09</text:p>
          </table:table-cell>
          <table:table-cell office:value-type="date" office:date-value="2016-02-22" calcext:value-type="date">
            <text:p>2016-02-22</text:p>
          </table:table-cell>
          <table:table-cell office:value-type="date" office:date-value="2017-02-27" calcext:value-type="date">
            <text:p>2017-02-27</text:p>
          </table:table-cell>
        </table:table-row>
        <table:table-row table:style-name="ro1">
          <table:table-cell office:value-type="string" calcext:value-type="string">
            <text:p>printemps_debut</text:p>
          </table:table-cell>
          <table:table-cell/>
          <table:table-cell office:value-type="date" office:date-value="2014-04-20" calcext:value-type="date">
            <text:p>2014-04-20</text:p>
          </table:table-cell>
          <table:table-cell office:value-type="date" office:date-value="2015-04-25" calcext:value-type="date">
            <text:p>2015-04-25</text:p>
          </table:table-cell>
          <table:table-cell office:value-type="date" office:date-value="2016-04-02" calcext:value-type="date">
            <text:p>2016-04-02</text:p>
          </table:table-cell>
          <table:table-cell office:value-type="date" office:date-value="2017-04-01" calcext:value-type="date">
            <text:p>2017-04-01</text:p>
          </table:table-cell>
        </table:table-row>
        <table:table-row table:style-name="ro1">
          <table:table-cell office:value-type="string" calcext:value-type="string">
            <text:p>printemps_fin</text:p>
          </table:table-cell>
          <table:table-cell/>
          <table:table-cell office:value-type="date" office:date-value="2014-05-04" calcext:value-type="date">
            <text:p>2014-05-04</text:p>
          </table:table-cell>
          <table:table-cell office:value-type="date" office:date-value="2015-05-11" calcext:value-type="date">
            <text:p>2015-05-11</text:p>
          </table:table-cell>
          <table:table-cell office:value-type="date" office:date-value="2016-02-18" calcext:value-type="date">
            <text:p>2016-02-18</text:p>
          </table:table-cell>
          <table:table-cell office:value-type="date" office:date-value="2017-04-18" calcext:value-type="date">
            <text:p>2017-04-18</text:p>
          </table:table-cell>
        </table:table-row>
        <table:table-row table:style-name="ro1">
          <table:table-cell office:value-type="string" calcext:value-type="string">
            <text:p>ete_debut</text:p>
          </table:table-cell>
          <table:table-cell/>
          <table:table-cell office:value-type="date" office:date-value="2014-07-06" calcext:value-type="date">
            <text:p>2014-07-06</text:p>
          </table:table-cell>
          <table:table-cell office:value-type="date" office:date-value="2015-07-04" calcext:value-type="date">
            <text:p>2015-07-04</text:p>
          </table:table-cell>
          <table:table-cell office:value-type="date" office:date-value="2016-07-05" calcext:value-type="date">
            <text:p>2016-07-05</text:p>
          </table:table-cell>
          <table:table-cell office:value-type="date" office:date-value="2017-07-08" calcext:value-type="date">
            <text:p>2017-07-08</text:p>
          </table:table-cell>
        </table:table-row>
        <table:table-row table:style-name="ro1">
          <table:table-cell office:value-type="string" calcext:value-type="string">
            <text:p>ete_fin</text:p>
          </table:table-cell>
          <table:table-cell/>
          <table:table-cell office:value-type="date" office:date-value="2014-09-02" calcext:value-type="date">
            <text:p>2014-09-02</text:p>
          </table:table-cell>
          <table:table-cell office:value-type="date" office:date-value="2015-09-01" calcext:value-type="date">
            <text:p>2015-09-01</text:p>
          </table:table-cell>
          <table:table-cell office:value-type="date" office:date-value="2016-09-01" calcext:value-type="date">
            <text:p>2016-09-01</text:p>
          </table:table-cell>
          <table:table-cell office:value-type="date" office:date-value="2017-09-04" calcext:value-type="date">
            <text:p>2017-09-04</text:p>
          </table:table-cell>
        </table:table-row>
        <table:table-row table:style-name="ro1">
          <table:table-cell office:value-type="string" calcext:value-type="string">
            <text:p>toussaint_debut</text:p>
          </table:table-cell>
          <table:table-cell/>
          <table:table-cell office:value-type="date" office:date-value="2014-10-18" calcext:value-type="date">
            <text:p>2014-10-18</text:p>
          </table:table-cell>
          <table:table-cell office:value-type="date" office:date-value="2015-10-17" calcext:value-type="date">
            <text:p>2015-10-17</text:p>
          </table:table-cell>
          <table:table-cell office:value-type="date" office:date-value="2016-10-19" calcext:value-type="date">
            <text:p>2016-10-19</text:p>
          </table:table-cell>
          <table:table-cell office:value-type="date" office:date-value="2017-10-21" calcext:value-type="date">
            <text:p>2017-10-21</text:p>
          </table:table-cell>
        </table:table-row>
        <table:table-row table:style-name="ro1">
          <table:table-cell office:value-type="string" calcext:value-type="string">
            <text:p>toussaint_fin</text:p>
          </table:table-cell>
          <table:table-cell/>
          <table:table-cell office:value-type="date" office:date-value="2014-11-03" calcext:value-type="date">
            <text:p>2014-11-03</text:p>
          </table:table-cell>
          <table:table-cell office:value-type="date" office:date-value="2015-11-02" calcext:value-type="date">
            <text:p>2015-11-02</text:p>
          </table:table-cell>
          <table:table-cell office:value-type="date" office:date-value="2016-11-03" calcext:value-type="date">
            <text:p>2016-11-03</text:p>
          </table:table-cell>
          <table:table-cell office:value-type="date" office:date-value="2017-11-06" calcext:value-type="date">
            <text:p>2017-11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L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7:53:14.650090000</meta:creation-date>
    <dc:date>2016-06-11T18:15:12.977475000</dc:date>
    <meta:editing-duration>PT5M8S</meta:editing-duration>
    <meta:editing-cycles>1</meta:editing-cycles>
    <meta:document-statistic meta:table-count="1" meta:cell-count="58" meta:object-count="0"/>
    <meta:generator>LibreOffice/5.0.5.2$MacOSX_X86_64 LibreOffice_project/55b006a02d247b5f7215fc6ea0fde844b30035b3</meta:generator>
  </office:meta>
</office:document-meta>
</file>